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GB" style:language-asian="en" style:country-asian="GB"/>
    </style:style>
    <style:style style:name="T3" style:parent-style-name="Fuentedepárrafopredeter." style:family="text">
      <style:text-properties fo:language="en" fo:country="GB" style:language-asian="en" style:country-asian="GB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T6" style:parent-style-name="Fuentedepárrafopredeter." style:family="text">
      <style:text-properties fo:language="en" fo:country="GB" style:language-asian="en" style:country-asian="GB"/>
    </style:style>
    <style:style style:name="T7" style:parent-style-name="Fuentedepárrafopredeter." style:family="text">
      <style:text-properties fo:language="en" fo:country="GB" style:language-asian="en" style:country-asian="GB"/>
    </style:style>
    <style:style style:name="T8" style:parent-style-name="Fuentedepárrafopredeter." style:family="text">
      <style:text-properties fo:language="en" fo:country="GB" style:language-asian="en" style:country-asian="GB"/>
    </style:style>
    <style:style style:name="T9" style:parent-style-name="Fuentedepárrafopredeter." style:family="text">
      <style:text-properties fo:language="en" fo:country="GB" style:language-asian="en" style:country-asian="GB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2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2" text:anchor-type="as-char" svg:x="0in" svg:y="0in" svg:width="4.77497in" svg:height="3.50394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Imagen 1" text:anchor-type="paragraph" svg:x="0in" svg:y="0in" svg:width="5.36226in" svg:height="3.50394in" style:rel-width="scale" style:rel-height="scale"><draw:image xlink:href="media/image2.png" xlink:type="simple" xlink:show="embed" xlink:actuate="onLoad"/><svg:title/><svg:desc/></draw:frame></text:span><text:line-break/></text:p>
      <text:p text:style-name="P4">Para ejercicios 1 – 2 – 3 – 6<text:s/>–<text:s/>7</text:p>
      <text:p text:style-name="P5"/>
      <text:soft-page-break/>
      <text:p text:style-name="Normal"><text:span text:style-name="T6"><draw:frame draw:z-index="251659264" draw:style-name="a2" draw:name="Imagen 3" text:anchor-type="paragraph" svg:x="0in" svg:y="3.57708in" svg:width="4.79028in" svg:height="2.91339in" style:rel-width="scale" style:rel-height="scale"><draw:image xlink:href="media/image3.png" xlink:type="simple" xlink:show="embed" xlink:actuate="onLoad"/><svg:title/><svg:desc/></draw:frame></text:span><text:span text:style-name="T7"><draw:frame draw:style-name="a3" draw:name="Imagen 5" text:anchor-type="as-char" svg:x="0in" svg:y="0in" svg:width="5.35029in" svg:height="2.87402in" style:rel-width="scale" style:rel-height="scale"><draw:image xlink:href="media/image4.png" xlink:type="simple" xlink:show="embed" xlink:actuate="onLoad"/><svg:title/><svg:desc/></draw:frame></text:span><text:span text:style-name="T8"><draw:frame draw:style-name="a4" draw:name="Imagen 6" text:anchor-type="as-char" svg:x="0in" svg:y="0in" svg:width="5.16667in" svg:height="3.55208in" style:rel-width="scale" style:rel-height="scale"><draw:image xlink:href="media/image5.png" xlink:type="simple" xlink:show="embed" xlink:actuate="onLoad"/><svg:title/><svg:desc/></draw:frame></text:span><text:span text:style-name="T9"><draw:frame draw:style-name="a5" draw:name="Imagen 4" text:anchor-type="as-char" svg:x="0in" svg:y="0in" svg:width="4.95276in" svg:height="2.67717in" style:rel-width="scale" style:rel-height="scale"><draw:image xlink:href="media/image6.png" xlink:type="simple" xlink:show="embed" xlink:actuate="onLoad"/><svg:title/><svg:desc/></draw:frame></text:span><text:span text:style-name="T10"><text:line-break/></text:span><text:span text:style-name="T11">Para ejercicios 4, 5 y 8</text:span></text:p>
      <text:p text:style-name="P12"/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H FER</meta:initial-creator>
    <dc:creator>FERH FER</dc:creator>
    <meta:creation-date>2024-03-08T09:29:00Z</meta:creation-date>
    <dc:date>2024-03-08T09:42:00Z</dc:date>
    <meta:template xlink:href="Normal" xlink:type="simple"/>
    <meta:editing-cycles>1</meta:editing-cycles>
    <meta:editing-duration>PT780S</meta:editing-duration>
    <meta:document-statistic meta:page-count="3" meta:paragraph-count="1" meta:word-count="10" meta:character-count="71" meta:row-count="1" meta:non-whitespace-character-count="62"/>
  </office:meta>
</office:document-meta>
</file>